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2.9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1cm" fo:min-width="3.33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cm" fo:min-width="3.24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2.6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cm" fo:min-width="1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2.29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69cm" fo:min-width="3.17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3.05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1cm" fo:min-width="2.29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37cm" fo:min-width="2.46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417cm" fo:min-width="5.59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429cm" fo:min-width="3.81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528cm" fo:min-width="1.27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82cm" fo:min-width="5.21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164cm" fo:min-width="1.7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3.56cm" fo:min-width="3.4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1cm" fo:min-width="3.73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5.97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2.921cm" svg:x="5.445cm" svg:y="1.762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826cm" svg:height="2.921cm" svg:x="5.445cm" svg:y="30.464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096cm" svg:height="2.159cm" svg:x="4.683cm" svg:y="5.445cm">
          <text:p text:style-name="P1">Вв: N, K, 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7.493cm" svg:height="4.699cm" svg:x="4.556cm" svg:y="8.874cm">
          <text:p text:style-name="P1">K&gt;L or L&gt;N or </text:p>
          <text:p text:style-name="P1">L&lt;0 or K&lt;0 or </text:p>
          <text:p text:style-name="P1">N&lt;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175cm" svg:height="1.778cm" svg:x="6.207cm" svg:y="17.764cm">
          <text:p text:style-name="P1">i=K</text:p>
          <text:p text:style-name="P1">sum=0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699cm" svg:height="4.699cm" svg:x="5.445cm" svg:y="20.304cm">
          <text:p text:style-name="P1">i&lt;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11" draw:id="id11" draw:layer="layout" svg:width="2.794cm" svg:height="1.905cm" svg:x="15.605cm" svg:y="21.574cm">
          <text:p text:style-name="P1">i++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5.842cm" svg:height="2.413cm" svg:x="4.429cm" svg:y="14.335cm">
          <text:p text:style-name="P1">Вв: A[1..N+1]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10" draw:id="id10" draw:layer="layout" svg:width="3.556cm" svg:height="1.905cm" svg:x="11.033cm" svg:y="21.574cm">
          <text:p text:style-name="P1">sum+=A[i]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7.858cm" svg:y1="4.683cm" svg:x2="7.731cm" svg:y2="5.445cm" draw:start-shape="id1" draw:start-glue-point="8" draw:end-shape="id2" draw:end-glue-point="5" svg:d="M7858 4683v381h-127v381" svg:viewBox="0 0 128 763">
          <text:p/>
        </draw:connector>
        <draw:connector draw:style-name="gr9" draw:text-style-name="P2" draw:layer="layout" svg:x1="7.731cm" svg:y1="7.604cm" svg:x2="8.303cm" svg:y2="8.874cm" draw:start-shape="id2" draw:start-glue-point="8" draw:end-shape="id3" draw:end-glue-point="4" svg:d="M7731 7604v635h572v635" svg:viewBox="0 0 573 1271">
          <text:p/>
        </draw:connector>
        <draw:connector draw:style-name="gr9" draw:text-style-name="P2" draw:layer="layout" svg:x1="8.303cm" svg:y1="13.573cm" svg:x2="7.35cm" svg:y2="14.335cm" draw:start-shape="id3" draw:start-glue-point="6" draw:end-shape="id4" draw:end-glue-point="5" svg:d="M8303 13573v381h-953v381" svg:viewBox="0 0 954 763">
          <text:p/>
        </draw:connector>
        <draw:connector draw:style-name="gr9" draw:text-style-name="P2" draw:layer="layout" svg:x1="7.35cm" svg:y1="16.748cm" svg:x2="7.794cm" svg:y2="17.764cm" draw:start-shape="id4" draw:start-glue-point="8" draw:end-shape="id5" draw:end-glue-point="0" svg:d="M7350 16748v508h444v508" svg:viewBox="0 0 445 1017">
          <text:p/>
        </draw:connector>
        <draw:connector draw:style-name="gr9" draw:text-style-name="P2" xml:id="id12" draw:id="id12" draw:layer="layout" svg:x1="7.794cm" svg:y1="19.542cm" svg:x2="7.795cm" svg:y2="20.304cm" draw:start-shape="id5" draw:start-glue-point="2" draw:end-shape="id6" draw:end-glue-point="4" svg:d="M7794 19542v381h1v381" svg:viewBox="0 0 2 763">
          <text:p/>
        </draw:connector>
        <draw:connector draw:style-name="gr9" draw:text-style-name="P2" xml:id="id7" draw:id="id7" draw:layer="layout" svg:x1="7.795cm" svg:y1="25.003cm" svg:x2="7.795cm" svg:y2="25.003cm" draw:start-shape="id6" draw:start-glue-point="6" draw:end-shape="id6" draw:end-glue-point="6" svg:d="M7795 25003z" svg:viewBox="0 0 1 1">
          <text:p/>
        </draw:connector>
        <draw:custom-shape draw:style-name="gr7" draw:text-style-name="P1" xml:id="id8" draw:id="id8" draw:layer="layout" svg:width="5.842cm" svg:height="2.413cm" svg:x="4.937cm" svg:y="26.527cm">
          <text:p text:style-name="P1">Выв: sum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2" draw:layer="layout" svg:x1="7.795cm" svg:y1="25.003cm" svg:x2="7.858cm" svg:y2="26.527cm" draw:start-shape="id7" draw:start-glue-point="0" draw:end-shape="id8" draw:end-glue-point="5" svg:d="M7795 25003v762h63v762" svg:viewBox="0 0 64 1525">
          <text:p/>
        </draw:connector>
        <draw:connector draw:style-name="gr9" draw:text-style-name="P2" xml:id="id14" draw:id="id14" draw:layer="layout" svg:x1="7.858cm" svg:y1="28.94cm" svg:x2="7.858cm" svg:y2="30.464cm" draw:start-shape="id8" draw:start-glue-point="8" draw:end-shape="id9" draw:end-glue-point="4" svg:d="M7858 28940v1524" svg:viewBox="0 0 1 1525">
          <text:p/>
        </draw:connector>
        <draw:connector draw:style-name="gr9" draw:text-style-name="P2" draw:layer="layout" svg:x1="10.144cm" svg:y1="22.654cm" svg:x2="11.033cm" svg:y2="22.526cm" draw:start-shape="id6" draw:start-glue-point="7" draw:end-shape="id10" draw:end-glue-point="3" svg:d="M10144 22654h445v-128h444" svg:viewBox="0 0 890 129">
          <text:p/>
        </draw:connector>
        <draw:connector draw:style-name="gr9" draw:text-style-name="P2" draw:layer="layout" svg:x1="14.589cm" svg:y1="22.526cm" svg:x2="15.605cm" svg:y2="22.526cm" draw:start-shape="id10" draw:start-glue-point="1" draw:end-shape="id11" draw:end-glue-point="3" svg:d="M14589 22526h1016" svg:viewBox="0 0 1017 1">
          <text:p/>
        </draw:connector>
        <draw:connector draw:style-name="gr9" draw:text-style-name="P2" draw:layer="layout" svg:x1="18.399cm" svg:y1="22.526cm" svg:x2="7.794cm" svg:y2="19.923cm" draw:start-shape="id11" draw:start-glue-point="1" draw:end-shape="id12" draw:end-glue-point="0" svg:d="M18399 22526h501v-2603h-11106" svg:viewBox="0 0 11107 2604">
          <text:p/>
        </draw:connector>
        <draw:frame draw:style-name="gr10" draw:text-style-name="P3" draw:layer="layout" svg:width="0.853cm" svg:height="0.962cm" svg:x="9.926cm" svg:y="21.628cm">
          <draw:text-box>
            <text:p>1</text:p>
          </draw:text-box>
        </draw:frame>
        <draw:frame draw:style-name="gr10" draw:text-style-name="P3" draw:layer="layout" svg:width="0.853cm" svg:height="0.962cm" svg:x="8.239cm" svg:y="24.876cm">
          <draw:text-box>
            <text:p>0</text:p>
          </draw:text-box>
        </draw:frame>
        <draw:frame draw:style-name="gr10" draw:text-style-name="P3" draw:layer="layout" svg:width="0.853cm" svg:height="0.962cm" svg:x="7.985cm" svg:y="13.119cm">
          <draw:text-box>
            <text:p>0</text:p>
          </draw:text-box>
        </draw:frame>
        <draw:frame draw:style-name="gr10" draw:text-style-name="P3" draw:layer="layout" svg:width="0.853cm" svg:height="0.962cm" svg:x="3.703cm" svg:y="10.017cm">
          <draw:text-box>
            <text:p>1</text:p>
          </draw:text-box>
        </draw:frame>
        <draw:custom-shape draw:style-name="gr11" draw:text-style-name="P1" xml:id="id13" draw:id="id13" draw:layer="layout" svg:width="4.445cm" svg:height="2.159cm" svg:x="1.508cm" svg:y="19.669cm">
          <text:p text:style-name="P1">Выв: erro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2" draw:layer="layout" svg:x1="4.556cm" svg:y1="11.224cm" svg:x2="3.731cm" svg:y2="19.669cm" draw:start-shape="id3" draw:start-glue-point="5" draw:end-shape="id13" draw:end-glue-point="5" svg:d="M4556 11224h-825v8445" svg:viewBox="0 0 826 8446">
          <text:p/>
        </draw:connector>
        <draw:connector draw:style-name="gr9" draw:text-style-name="P2" draw:layer="layout" draw:line-skew="4.254cm" svg:x1="3.731cm" svg:y1="21.828cm" svg:x2="7.858cm" svg:y2="29.702cm" draw:start-shape="id13" draw:start-glue-point="8" draw:end-shape="id14" draw:end-glue-point="0" svg:d="M3731 21828v7810h4127v64" svg:viewBox="0 0 4128 7875">
          <text:p/>
        </draw:connector>
      </draw:page>
      <draw:page draw:name="page2" draw:style-name="dp1" draw:master-page-name="Default">
        <draw:custom-shape draw:style-name="gr12" draw:text-style-name="P1" xml:id="id15" draw:id="id15" draw:layer="layout" svg:width="4.191cm" svg:height="2.667cm" svg:x="5.572cm" svg:y="2.524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7" draw:id="id27" draw:layer="layout" svg:width="4.191cm" svg:height="2.667cm" svg:x="5.318cm" svg:y="25.638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" draw:id="id17" draw:layer="layout" svg:width="6.096cm" svg:height="2.667cm" svg:x="4.175cm" svg:y="9.382cm">
          <text:p text:style-name="P1">negative_count=0</text:p>
          <text:p text:style-name="P1">i=0</text:p>
          <draw:enhanced-geometry svg:viewBox="0 0 21600 21600" draw:type="rectangle" draw:enhanced-path="M 0 0 L 21600 0 21600 21600 0 21600 0 0 Z N"/>
        </draw:custom-shape>
        <draw:custom-shape draw:style-name="gr14" draw:text-style-name="P1" xml:id="id16" draw:id="id16" draw:layer="layout" svg:width="6.858cm" svg:height="2.667cm" svg:x="3.794cm" svg:y="5.953cm">
          <text:p text:style-name="P1">Вв: N, A[0..N]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xml:id="id18" draw:id="id18" draw:layer="layout" svg:width="3.556cm" svg:height="3.556cm" svg:x="5.445cm" svg:y="13.192cm">
          <text:p text:style-name="P1">i&lt;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19" draw:id="id19" draw:layer="layout" svg:width="3.556cm" svg:height="3.556cm" svg:x="9.89cm" svg:y="13.192cm">
          <text:p text:style-name="P1">A[i]&l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20" draw:id="id20" draw:layer="layout" svg:width="5.715cm" svg:height="2.032cm" svg:x="13.954cm" svg:y="13.827cm">
          <text:p text:style-name="P1">negative_count++</text:p>
          <draw:enhanced-geometry svg:viewBox="0 0 21600 21600" draw:type="rectangle" draw:enhanced-path="M 0 0 L 21600 0 21600 21600 0 21600 0 0 Z N"/>
        </draw:custom-shape>
        <draw:custom-shape draw:style-name="gr15" draw:text-style-name="P1" xml:id="id21" draw:id="id21" draw:layer="layout" svg:width="3.556cm" svg:height="3.556cm" svg:x="10.017cm" svg:y="17.764cm">
          <text:p text:style-name="P1">A[i]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23" draw:id="id23" draw:layer="layout" svg:width="2.794cm" svg:height="1.905cm" svg:x="14.462cm" svg:y="18.653cm">
          <text:p text:style-name="P1">j=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24" draw:id="id24" draw:layer="layout" svg:width="4.445cm" svg:height="4.826cm" svg:x="18.018cm" svg:y="17.256cm">
          <text:p text:style-name="P1">J!=0 and </text:p>
          <text:p text:style-name="P1">A[j-1] !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svg:x1="7.668cm" svg:y1="5.191cm" svg:x2="7.223cm" svg:y2="5.953cm" draw:start-shape="id15" draw:start-glue-point="8" draw:end-shape="id16" draw:end-glue-point="5" svg:d="M7668 5191v381h-445v381" svg:viewBox="0 0 446 763">
          <text:p/>
        </draw:connector>
        <draw:connector draw:style-name="gr9" draw:text-style-name="P2" draw:layer="layout" svg:x1="7.223cm" svg:y1="8.62cm" svg:x2="7.223cm" svg:y2="9.382cm" draw:start-shape="id16" draw:start-glue-point="8" draw:end-shape="id17" draw:end-glue-point="0" svg:d="M7223 8620v762" svg:viewBox="0 0 1 763">
          <text:p/>
        </draw:connector>
        <draw:connector draw:style-name="gr9" draw:text-style-name="P2" xml:id="id29" draw:id="id29" draw:layer="layout" svg:x1="7.223cm" svg:y1="12.049cm" svg:x2="7.223cm" svg:y2="13.192cm" draw:start-shape="id17" draw:start-glue-point="2" draw:end-shape="id18" draw:end-glue-point="4" svg:d="M7223 12049v1143" svg:viewBox="0 0 1 1144">
          <text:p/>
        </draw:connector>
        <draw:custom-shape draw:style-name="gr18" draw:text-style-name="P1" xml:id="id25" draw:id="id25" draw:layer="layout" svg:width="3.937cm" svg:height="3.81cm" svg:x="18.399cm" svg:y="22.717cm">
          <text:p text:style-name="P1">tmp = A[j-1]</text:p>
          <text:p text:style-name="P1">A[j-1] = 0</text:p>
          <text:p text:style-name="P1">A[j] = tmp</text:p>
          <text:p text:style-name="P1">j--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9.001cm" svg:y1="14.97cm" svg:x2="9.89cm" svg:y2="14.97cm" draw:start-shape="id18" draw:start-glue-point="7" draw:end-shape="id19" draw:end-glue-point="5" svg:d="M9001 14970h889" svg:viewBox="0 0 890 1">
          <text:p/>
        </draw:connector>
        <draw:frame draw:style-name="gr10" draw:text-style-name="P3" draw:layer="layout" svg:width="0.853cm" svg:height="0.962cm" svg:x="8.783cm" svg:y="13.954cm">
          <draw:text-box>
            <text:p>1</text:p>
          </draw:text-box>
        </draw:frame>
        <draw:frame draw:style-name="gr10" draw:text-style-name="P3" draw:layer="layout" svg:width="0.853cm" svg:height="0.962cm" svg:x="7.604cm" svg:y="16.748cm">
          <draw:text-box>
            <text:p>0</text:p>
          </draw:text-box>
        </draw:frame>
        <draw:connector draw:style-name="gr9" draw:text-style-name="P2" draw:layer="layout" svg:x1="13.446cm" svg:y1="14.97cm" svg:x2="13.954cm" svg:y2="14.843cm" draw:start-shape="id19" draw:start-glue-point="7" draw:end-shape="id20" draw:end-glue-point="3" svg:d="M13446 14970h254v-127h254" svg:viewBox="0 0 509 128">
          <text:p/>
        </draw:connector>
        <draw:frame draw:style-name="gr19" draw:text-style-name="P3" draw:layer="layout" svg:width="0.853cm" svg:height="0.962cm" svg:x="13.192cm" svg:y="13.7cm">
          <draw:text-box>
            <text:p>1</text:p>
          </draw:text-box>
        </draw:frame>
        <draw:frame draw:style-name="gr10" draw:text-style-name="P3" draw:layer="layout" svg:width="0.853cm" svg:height="0.962cm" svg:x="12.43cm" svg:y="16.421cm">
          <draw:text-box>
            <text:p>0</text:p>
          </draw:text-box>
        </draw:frame>
        <draw:connector draw:style-name="gr9" draw:text-style-name="P2" xml:id="id22" draw:id="id22" draw:layer="layout" svg:x1="11.668cm" svg:y1="16.748cm" svg:x2="11.795cm" svg:y2="17.764cm" draw:start-shape="id19" draw:start-glue-point="6" draw:end-shape="id21" draw:end-glue-point="4" svg:d="M11668 16748v509h127v507" svg:viewBox="0 0 128 1017">
          <text:p/>
        </draw:connector>
        <draw:connector draw:style-name="gr9" draw:text-style-name="P2" draw:layer="layout" svg:x1="16.811cm" svg:y1="15.859cm" svg:x2="11.731cm" svg:y2="17.257cm" draw:start-shape="id20" draw:start-glue-point="2" draw:end-shape="id22" draw:end-glue-point="0" svg:d="M16811 15859v1398h-5080" svg:viewBox="0 0 5081 1399">
          <text:p/>
        </draw:connector>
        <draw:connector draw:style-name="gr9" draw:text-style-name="P2" draw:layer="layout" svg:x1="13.573cm" svg:y1="19.542cm" svg:x2="14.462cm" svg:y2="19.605cm" draw:start-shape="id21" draw:start-glue-point="7" draw:end-shape="id23" draw:end-glue-point="3" svg:d="M13573 19542h445v63h444" svg:viewBox="0 0 890 64">
          <text:p/>
        </draw:connector>
        <draw:connector draw:style-name="gr9" draw:text-style-name="P2" draw:layer="layout" svg:x1="17.256cm" svg:y1="19.605cm" svg:x2="18.018cm" svg:y2="19.669cm" draw:start-shape="id23" draw:start-glue-point="1" draw:end-shape="id24" draw:end-glue-point="5" svg:d="M17256 19605h381v64h381" svg:viewBox="0 0 763 65">
          <text:p/>
        </draw:connector>
        <draw:frame draw:style-name="gr10" draw:text-style-name="P3" draw:layer="layout" svg:width="0.853cm" svg:height="0.962cm" svg:x="20.685cm" svg:y="16.621cm">
          <draw:text-box>
            <text:p>0</text:p>
          </draw:text-box>
        </draw:frame>
        <draw:connector draw:style-name="gr9" draw:text-style-name="P2" draw:layer="layout" svg:x1="20.241cm" svg:y1="22.082cm" svg:x2="20.367cm" svg:y2="22.717cm" draw:start-shape="id24" draw:start-glue-point="6" draw:end-shape="id25" draw:end-glue-point="0" svg:d="M20241 22082v318h126v317" svg:viewBox="0 0 127 636">
          <text:p/>
        </draw:connector>
        <draw:connector draw:style-name="gr9" draw:text-style-name="P2" draw:layer="layout" svg:x1="22.336cm" svg:y1="24.622cm" svg:x2="22.463cm" svg:y2="19.669cm" draw:start-shape="id25" draw:start-glue-point="1" draw:end-shape="id24" draw:end-glue-point="7" svg:d="M22336 24622h628v-4953h-501" svg:viewBox="0 0 629 4954">
          <text:p/>
        </draw:connector>
        <draw:frame draw:style-name="gr10" draw:text-style-name="P3" draw:layer="layout" svg:width="0.853cm" svg:height="0.962cm" svg:x="20.558cm" svg:y="21.701cm">
          <draw:text-box>
            <text:p>1</text:p>
          </draw:text-box>
        </draw:frame>
        <draw:custom-shape draw:style-name="gr20" draw:text-style-name="P1" xml:id="id26" draw:id="id26" draw:layer="layout" svg:width="6.731cm" svg:height="2.794cm" svg:x="3.921cm" svg:y="21.701cm">
          <text:p text:style-name="P1">Выв: </text:p>
          <text:p text:style-name="P1">negative_count,</text:p>
          <text:p text:style-name="P1">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2" draw:layer="layout" svg:x1="7.223cm" svg:y1="16.748cm" svg:x2="7.287cm" svg:y2="21.701cm" draw:start-shape="id18" draw:start-glue-point="6" draw:end-shape="id26" draw:end-glue-point="5" svg:d="M7223 16748v2477h64v2476" svg:viewBox="0 0 65 4954">
          <text:p/>
        </draw:connector>
        <draw:connector draw:style-name="gr9" draw:text-style-name="P2" draw:layer="layout" svg:x1="7.287cm" svg:y1="24.495cm" svg:x2="7.414cm" svg:y2="25.638cm" draw:start-shape="id26" draw:start-glue-point="8" draw:end-shape="id27" draw:end-glue-point="4" svg:d="M7287 24495v572h127v571" svg:viewBox="0 0 128 1144">
          <text:p/>
        </draw:connector>
        <draw:custom-shape draw:style-name="gr21" draw:text-style-name="P4" xml:id="id28" draw:id="id28" draw:layer="layout" svg:width="6.477cm" svg:height="1.905cm" svg:x="13.827cm" svg:y="11.16cm">
          <text:p text:style-name="P4">moved_elements++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0.241cm" svg:y1="17.256cm" svg:x2="20.304cm" svg:y2="12.112cm" draw:start-shape="id24" draw:start-glue-point="4" draw:end-shape="id28" draw:end-glue-point="1" svg:d="M20241 17256v-2096h563v-3048h-500" svg:viewBox="0 0 564 5145">
          <text:p/>
        </draw:connector>
        <draw:connector draw:style-name="gr9" draw:text-style-name="P2" draw:layer="layout" svg:x1="13.827cm" svg:y1="12.112cm" svg:x2="7.223cm" svg:y2="12.62cm" draw:start-shape="id28" draw:start-glue-point="3" draw:end-shape="id29" draw:end-glue-point="0" svg:d="M13827 12112h-3228v508h-3376" svg:viewBox="0 0 6605 5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2:53:58.718658653</meta:creation-date>
    <dc:date>2021-11-30T08:48:56.321727157</dc:date>
    <meta:editing-duration>PT14M50S</meta:editing-duration>
    <meta:editing-cycles>2</meta:editing-cycles>
    <meta:generator>LibreOffice/6.4.7.2$Linux_X86_64 LibreOffice_project/40$Build-2</meta:generator>
    <meta:document-statistic meta:object-count="62"/>
  </office:meta>
</office:document-meta>
</file>